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Arial Unicode MS'" style:font-charset="x-symbol"/>
    <style:font-face style:name="OpenSymbol1" svg:font-family="OpenSymbol, 'Arial Unicode MS'"/>
    <style:font-face style:name="Symbol" svg:font-family="Symbol"/>
    <style:font-face style:name="Lans-serif" svg:font-family="Lans-serif" style:font-family-generic="roman"/>
    <style:font-face style:name="FreeSans1" svg:font-family="FreeSans" style:font-family-generic="swiss"/>
    <style:font-face style:name="SaNS-SERIF" svg:font-family="SaNS-SERIF" style:font-family-generic="swiss"/>
    <style:font-face style:name="Sans-serif" svg:font-family="Sans-serif" style:font-family-generic="swiss"/>
    <style:font-face style:name="sans-serif" svg:font-family="sans-serif" style:font-family-generic="swiss"/>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f704" officeooo:paragraph-rsid="000af704"/>
    </style:style>
    <style:style style:name="P2" style:family="paragraph" style:parent-style-name="Standard">
      <style:text-properties fo:font-weight="bold" officeooo:rsid="000af704" officeooo:paragraph-rsid="000af704" style:font-weight-asian="bold" style:font-weight-complex="bold"/>
    </style:style>
    <style:style style:name="P3" style:family="paragraph" style:parent-style-name="Standard">
      <style:text-properties style:text-underline-style="solid" style:text-underline-width="auto" style:text-underline-color="font-color" fo:font-weight="normal" officeooo:rsid="000af704" officeooo:paragraph-rsid="000af704" style:font-weight-asian="normal" style:font-weight-complex="normal"/>
    </style:style>
    <style:style style:name="P4" style:family="paragraph" style:parent-style-name="Standard">
      <style:text-properties style:text-underline-style="none" fo:font-weight="normal" officeooo:rsid="000af704" officeooo:paragraph-rsid="000af704" style:font-weight-asian="normal" style:font-weight-complex="normal"/>
    </style:style>
    <style:style style:name="P5" style:family="paragraph" style:parent-style-name="Standard">
      <style:text-properties officeooo:paragraph-rsid="001bdf16"/>
    </style:style>
    <style:style style:name="P6" style:family="paragraph" style:parent-style-name="Standard">
      <style:text-properties style:font-name="Lans-serif" style:text-underline-style="none" fo:font-weight="normal" officeooo:rsid="000af704" officeooo:paragraph-rsid="000af704" style:font-weight-asian="normal" style:font-weight-complex="normal"/>
    </style:style>
    <style:style style:name="P7" style:family="paragraph" style:parent-style-name="Standard">
      <style:text-properties style:font-name="Lans-serif" style:text-underline-style="none" fo:font-weight="normal" officeooo:rsid="000c8988" officeooo:paragraph-rsid="000c8988" style:font-weight-asian="normal" style:font-weight-complex="normal"/>
    </style:style>
    <style:style style:name="P8" style:family="paragraph" style:parent-style-name="Standard">
      <style:text-properties style:font-name="Lans-serif" style:text-underline-style="none" fo:font-weight="normal" officeooo:rsid="000c8988" officeooo:paragraph-rsid="000e3ee6" style:font-weight-asian="normal" style:font-weight-complex="normal"/>
    </style:style>
    <style:style style:name="P9" style:family="paragraph" style:parent-style-name="Standard">
      <style:text-properties style:font-name="Lans-serif" style:text-underline-style="none" fo:font-weight="normal" officeooo:rsid="000d3085" officeooo:paragraph-rsid="000e3ee6" style:font-weight-asian="normal" style:font-weight-complex="normal"/>
    </style:style>
    <style:style style:name="P10" style:family="paragraph" style:parent-style-name="Standard">
      <style:text-properties style:font-name="Lans-serif" style:text-underline-style="none" fo:font-weight="normal" officeooo:rsid="000e3ee6" officeooo:paragraph-rsid="000e3ee6" style:font-weight-asian="normal" style:font-weight-complex="normal"/>
    </style:style>
    <style:style style:name="P11" style:family="paragraph" style:parent-style-name="Standard">
      <style:text-properties style:font-name="Lans-serif" style:text-underline-style="none" fo:font-weight="normal" officeooo:rsid="000fcd35" officeooo:paragraph-rsid="000fcd35" style:font-weight-asian="normal" style:font-weight-complex="normal"/>
    </style:style>
    <style:style style:name="P12" style:family="paragraph" style:parent-style-name="Standard">
      <style:text-properties style:font-name="Lans-serif" style:text-underline-style="none" fo:font-weight="normal" officeooo:rsid="00115609" officeooo:paragraph-rsid="00115609" style:font-weight-asian="normal" style:font-weight-complex="normal"/>
    </style:style>
    <style:style style:name="P13" style:family="paragraph" style:parent-style-name="Standard">
      <style:text-properties style:font-name="Lans-serif" style:text-underline-style="none" fo:font-weight="normal" officeooo:rsid="00115609" officeooo:paragraph-rsid="001bdf16" style:font-weight-asian="normal" style:font-weight-complex="normal"/>
    </style:style>
    <style:style style:name="P14" style:family="paragraph" style:parent-style-name="Standard">
      <style:text-properties style:font-name="Lans-serif" style:text-underline-style="none" fo:font-weight="normal" officeooo:rsid="00115609" officeooo:paragraph-rsid="00179e1b" style:font-weight-asian="normal" style:font-weight-complex="normal"/>
    </style:style>
    <style:style style:name="P15" style:family="paragraph" style:parent-style-name="Standard">
      <style:text-properties style:font-name="Lans-serif" style:text-underline-style="none" fo:font-weight="normal" officeooo:rsid="00115609" officeooo:paragraph-rsid="00142038" style:font-weight-asian="normal" style:font-weight-complex="normal"/>
    </style:style>
    <style:style style:name="P16" style:family="paragraph" style:parent-style-name="Standard">
      <style:text-properties style:font-name="Lans-serif" style:text-underline-style="none" fo:font-weight="normal" officeooo:rsid="001b3151" officeooo:paragraph-rsid="001b3151" style:font-weight-asian="normal" style:font-weight-complex="normal"/>
    </style:style>
    <style:style style:name="P17" style:family="paragraph" style:parent-style-name="Standard">
      <style:text-properties style:font-name="Lans-serif" style:text-underline-style="none" fo:font-weight="normal" officeooo:rsid="001bdf16" officeooo:paragraph-rsid="001bdf16" style:font-weight-asian="normal" style:font-weight-complex="normal"/>
    </style:style>
    <style:style style:name="P18" style:family="paragraph" style:parent-style-name="Standard">
      <style:text-properties style:font-name="Lans-serif" style:text-underline-style="none" fo:font-weight="normal" officeooo:rsid="001352bc" officeooo:paragraph-rsid="00142038" style:font-weight-asian="normal" style:font-weight-complex="normal"/>
    </style:style>
    <style:style style:name="P19" style:family="paragraph" style:parent-style-name="Standard">
      <style:text-properties style:font-name="Lans-serif" style:text-underline-style="none" fo:font-weight="normal" officeooo:rsid="00179e1b" officeooo:paragraph-rsid="00179e1b" style:font-weight-asian="normal" style:font-weight-complex="normal"/>
    </style:style>
    <style:style style:name="P20" style:family="paragraph" style:parent-style-name="Standard">
      <style:text-properties style:font-name="Lans-serif" style:text-underline-style="none" fo:font-weight="normal" officeooo:rsid="001cffbc" officeooo:paragraph-rsid="001cffbc" style:font-weight-asian="normal" style:font-weight-complex="normal"/>
    </style:style>
    <style:style style:name="P21" style:family="paragraph" style:parent-style-name="Standard">
      <style:text-properties style:font-name="Lans-serif" style:text-underline-style="none" fo:font-weight="normal" officeooo:rsid="0009d27f" officeooo:paragraph-rsid="001cffbc" style:font-weight-asian="normal" style:font-weight-complex="normal"/>
    </style:style>
    <style:style style:name="P22" style:family="paragraph" style:parent-style-name="Standard">
      <style:text-properties style:font-name="Lans-serif" style:text-underline-style="none" fo:font-weight="normal" officeooo:rsid="000f80be" officeooo:paragraph-rsid="001cffbc" style:font-weight-asian="normal" style:font-weight-complex="normal"/>
    </style:style>
    <style:style style:name="P23" style:family="paragraph" style:parent-style-name="Standard">
      <style:text-properties style:font-name="Lans-serif" style:text-underline-style="none" fo:font-weight="normal" officeooo:rsid="0010f96b" officeooo:paragraph-rsid="001cffbc" style:font-weight-asian="normal" style:font-weight-complex="normal"/>
    </style:style>
    <style:style style:name="P24" style:family="paragraph" style:parent-style-name="Standard">
      <style:text-properties style:font-name="Lans-serif" officeooo:paragraph-rsid="00115609"/>
    </style:style>
    <style:style style:name="P25" style:family="paragraph" style:parent-style-name="Standard">
      <style:text-properties style:font-name="Lans-serif" officeooo:rsid="001bdf16" officeooo:paragraph-rsid="001bdf16"/>
    </style:style>
    <style:style style:name="P26" style:family="paragraph" style:parent-style-name="Standard">
      <style:text-properties style:font-name="Lans-serif" officeooo:paragraph-rsid="001cffbc"/>
    </style:style>
    <style:style style:name="P27" style:family="paragraph" style:parent-style-name="Standard">
      <style:text-properties style:font-name="Lans-serif" officeooo:rsid="001629c4" officeooo:paragraph-rsid="001cffbc"/>
    </style:style>
    <style:style style:name="P28" style:family="paragraph" style:parent-style-name="Standard">
      <style:text-properties style:font-name="Lans-serif" officeooo:rsid="001cffbc" officeooo:paragraph-rsid="001cffbc"/>
    </style:style>
    <style:style style:name="P29" style:family="paragraph" style:parent-style-name="Standard">
      <style:paragraph-properties fo:line-height="150%"/>
      <style:text-properties style:font-name="Lans-serif" fo:font-size="12pt" officeooo:paragraph-rsid="0022aea2" style:font-size-asian="12pt" style:font-size-complex="12pt"/>
    </style:style>
    <style:style style:name="P30" style:family="paragraph" style:parent-style-name="Standard">
      <style:paragraph-properties fo:line-height="150%"/>
      <style:text-properties style:font-name="Lans-serif" fo:font-size="12pt" officeooo:rsid="0022aea2" officeooo:paragraph-rsid="0022aea2" style:font-size-asian="12pt" style:font-size-complex="12pt"/>
    </style:style>
    <style:style style:name="P31" style:family="paragraph" style:parent-style-name="Standard">
      <style:paragraph-properties fo:line-height="150%"/>
      <style:text-properties style:font-name="Lans-serif" fo:font-size="12pt" officeooo:paragraph-rsid="0022aea2" style:font-size-asian="12pt" style:font-name-complex="Liberation Serif1" style:font-size-complex="12pt"/>
    </style:style>
    <style:style style:name="P32" style:family="paragraph" style:parent-style-name="Standard">
      <style:text-properties officeooo:paragraph-rsid="001bdf16"/>
    </style:style>
    <style:style style:name="P33" style:family="paragraph" style:parent-style-name="Standard">
      <style:paragraph-properties fo:line-height="150%"/>
      <style:text-properties style:font-name="Liberation Serif1" fo:font-size="16pt" officeooo:paragraph-rsid="0022aea2" style:font-size-asian="16pt" style:font-name-complex="Liberation Serif1" style:font-size-complex="16pt"/>
    </style:style>
    <style:style style:name="P34" style:family="paragraph" style:parent-style-name="Text_20_body">
      <style:text-properties style:font-name="Lans-serif" officeooo:rsid="001cffbc" officeooo:paragraph-rsid="001cffbc"/>
    </style:style>
    <style:style style:name="P35" style:family="paragraph" style:parent-style-name="Text_20_body">
      <style:text-properties style:font-name="Lans-serif" officeooo:rsid="001d8101" officeooo:paragraph-rsid="001d8101"/>
    </style:style>
    <style:style style:name="P36" style:family="paragraph" style:parent-style-name="Text_20_body">
      <style:text-properties officeooo:paragraph-rsid="001d8101"/>
    </style:style>
    <style:style style:name="P37" style:family="paragraph" style:parent-style-name="Text_20_body">
      <style:text-properties officeooo:rsid="001fb0f4" officeooo:paragraph-rsid="0022aea2"/>
    </style:style>
    <style:style style:name="P38" style:family="paragraph" style:parent-style-name="Text_20_body">
      <style:text-properties officeooo:paragraph-rsid="002087ab"/>
    </style:style>
    <style:style style:name="T1" style:family="text">
      <style:text-properties style:text-position="super 58%" style:font-name="Lans-serif"/>
    </style:style>
    <style:style style:name="T2" style:family="text">
      <style:text-properties officeooo:rsid="000c8988"/>
    </style:style>
    <style:style style:name="T3" style:family="text">
      <style:text-properties officeooo:rsid="000d3085"/>
    </style:style>
    <style:style style:name="T4" style:family="text">
      <style:text-properties officeooo:rsid="001352bc"/>
    </style:style>
    <style:style style:name="T5" style:family="text">
      <style:text-properties officeooo:rsid="00142038"/>
    </style:style>
    <style:style style:name="T6" style:family="text">
      <style:text-properties fo:font-weight="bold" style:font-weight-asian="bold" style:font-weight-complex="bold"/>
    </style:style>
    <style:style style:name="T7" style:family="text">
      <style:text-properties fo:font-weight="bold" officeooo:rsid="001352bc" style:font-weight-asian="bold" style:font-weight-complex="bold"/>
    </style:style>
    <style:style style:name="T8" style:family="text">
      <style:text-properties fo:font-weight="bold" officeooo:rsid="00142038" style:font-weight-asian="bold" style:font-weight-complex="bold"/>
    </style:style>
    <style:style style:name="T9" style:family="text">
      <style:text-properties fo:font-weight="bold" officeooo:rsid="001b3151" style:font-weight-asian="bold" style:font-weight-complex="bold"/>
    </style:style>
    <style:style style:name="T10" style:family="text">
      <style:text-properties fo:font-weight="bold" officeooo:rsid="000fa19b" style:font-weight-asian="bold" style:font-weight-complex="bold"/>
    </style:style>
    <style:style style:name="T11" style:family="text">
      <style:text-properties fo:font-weight="bold" officeooo:rsid="001f5bdd" style:font-weight-asian="bold" style:font-weight-complex="bold"/>
    </style:style>
    <style:style style:name="T12" style:family="text">
      <style:text-properties officeooo:rsid="00179e1b"/>
    </style:style>
    <style:style style:name="T13" style:family="text">
      <style:text-properties style:text-underline-style="none" fo:font-weight="normal" officeooo:rsid="00115609" style:font-weight-asian="normal" style:font-weight-complex="normal"/>
    </style:style>
    <style:style style:name="T14" style:family="text">
      <style:text-properties style:text-underline-style="none" fo:font-weight="normal" officeooo:rsid="001960cf" style:font-weight-asian="normal" style:font-weight-complex="normal"/>
    </style:style>
    <style:style style:name="T15" style:family="text">
      <style:text-properties style:text-underline-style="none" fo:font-weight="normal" officeooo:rsid="001bdf16" style:font-weight-asian="normal" style:font-weight-complex="normal"/>
    </style:style>
    <style:style style:name="T16" style:family="text">
      <style:text-properties style:text-underline-style="none" fo:font-weight="normal" officeooo:rsid="0013ce6c" style:font-weight-asian="normal" style:font-weight-complex="normal"/>
    </style:style>
    <style:style style:name="T17" style:family="text">
      <style:text-properties style:text-underline-style="none" fo:font-weight="normal" officeooo:rsid="00126217" style:font-weight-asian="normal" style:font-weight-complex="normal"/>
    </style:style>
    <style:style style:name="T18" style:family="text">
      <style:text-properties style:text-underline-style="none" fo:font-weight="normal" officeooo:rsid="000af704" style:font-weight-asian="normal" style:font-weight-complex="normal"/>
    </style:style>
    <style:style style:name="T19" style:family="text">
      <style:text-properties style:text-underline-style="none" fo:font-weight="normal" officeooo:rsid="001f5bdd" style:font-weight-asian="normal" style:font-weight-complex="normal"/>
    </style:style>
    <style:style style:name="T20" style:family="text">
      <style:text-properties style:text-underline-style="none" fo:font-weight="bold" officeooo:rsid="001bdf16" style:font-weight-asian="bold" style:font-weight-complex="bold"/>
    </style:style>
    <style:style style:name="T21" style:family="text">
      <style:text-properties style:text-underline-style="none" fo:font-weight="bold" officeooo:rsid="00126217" style:font-weight-asian="bold" style:font-weight-complex="bold"/>
    </style:style>
    <style:style style:name="T22" style:family="text">
      <style:text-properties officeooo:rsid="001b3151"/>
    </style:style>
    <style:style style:name="T23" style:family="text">
      <style:text-properties officeooo:rsid="001bdf16"/>
    </style:style>
    <style:style style:name="T24" style:family="text">
      <style:text-properties officeooo:rsid="001c6a76"/>
    </style:style>
    <style:style style:name="T25" style:family="text">
      <style:text-properties officeooo:rsid="0013ce6c"/>
    </style:style>
    <style:style style:name="T26" style:family="text">
      <style:text-properties officeooo:rsid="00176e75"/>
    </style:style>
    <style:style style:name="T27" style:family="text">
      <style:text-properties officeooo:rsid="001d8101"/>
    </style:style>
    <style:style style:name="T28" style:family="text">
      <style:text-properties style:font-name="Lans-serif"/>
    </style:style>
    <style:style style:name="T29" style:family="text">
      <style:text-properties style:font-name="Lans-serif" style:text-underline-style="none" fo:font-weight="normal" officeooo:rsid="001bdf16" style:font-weight-asian="normal" style:font-weight-complex="normal"/>
    </style:style>
    <style:style style:name="T30" style:family="text">
      <style:text-properties style:font-name="Lans-serif" style:text-underline-style="none" fo:font-weight="normal" officeooo:rsid="001f5bdd" style:font-weight-asian="normal" style:font-weight-complex="normal"/>
    </style:style>
    <style:style style:name="T31" style:family="text">
      <style:text-properties style:font-name="Lans-serif" style:text-underline-style="none" fo:font-weight="normal" officeooo:rsid="0009d27f" style:font-weight-asian="normal" style:font-weight-complex="normal"/>
    </style:style>
    <style:style style:name="T32" style:family="text">
      <style:text-properties style:font-name="Lans-serif" officeooo:rsid="001bdf16"/>
    </style:style>
    <style:style style:name="T33" style:family="text">
      <style:text-properties officeooo:rsid="000b33d1"/>
    </style:style>
    <style:style style:name="T34" style:family="text">
      <style:text-properties officeooo:rsid="000dc820"/>
    </style:style>
    <style:style style:name="T35" style:family="text">
      <style:text-properties officeooo:rsid="001629c4"/>
    </style:style>
    <style:style style:name="T36" style:family="text">
      <style:text-properties officeooo:rsid="000fa19b"/>
    </style:style>
    <style:style style:name="T37" style:family="text">
      <style:text-properties officeooo:rsid="001f5bdd"/>
    </style:style>
    <style:style style:name="T38" style:family="text">
      <style:text-properties style:font-name="Sans-serif"/>
    </style:style>
    <style:style style:name="T39" style:family="text">
      <style:text-properties style:font-name="Sans-serif" fo:font-size="12pt" style:font-size-asian="12pt" style:font-size-complex="12pt"/>
    </style:style>
    <style:style style:name="T40" style:family="text">
      <style:text-properties style:font-name="SaNS-SERIF" fo:font-size="12pt" style:font-size-asian="12pt" style:font-size-complex="12pt"/>
    </style:style>
    <style:style style:name="T41" style:family="text">
      <style:text-properties style:font-name="SaNS-SERIF" fo:font-size="12pt" officeooo:rsid="002087ab" style:font-size-asian="12pt" style:font-size-complex="12pt"/>
    </style:style>
    <style:style style:name="T42" style:family="text">
      <style:text-properties style:font-name="sans-serif"/>
    </style:style>
    <style:style style:name="T43" style:family="text">
      <style:text-properties style:font-name="sans-serif" fo:font-size="12pt" officeooo:rsid="002087ab" style:font-size-asian="12pt" style:font-size-complex="12pt"/>
    </style:style>
    <style:style style:name="T44" style:family="text">
      <style:text-properties style:font-name="Liberation Serif1" fo:font-size="16pt" style:font-size-asian="16pt" style:font-name-complex="Liberation Serif1" style:font-size-complex="16pt"/>
    </style:style>
    <style:style style:name="T45" style:family="text">
      <style:text-properties style:font-name="Liberation Serif1" fo:font-size="16pt" officeooo:rsid="0022aea2" style:font-size-asian="16pt" style:font-name-complex="Liberation Serif1" style:font-size-complex="16pt"/>
    </style:style>
    <style:style style:name="T46" style:family="text">
      <style:text-properties fo:font-size="16pt" style:font-size-asian="16pt" style:font-name-complex="Liberation Serif1" style:font-size-complex="16pt"/>
    </style:style>
    <style:style style:name="T47" style:family="text">
      <style:text-properties fo:font-size="16pt" officeooo:rsid="0022aea2" style:font-size-asian="16pt" style:font-name-complex="Liberation Serif1" style:font-size-complex="16pt"/>
    </style:style>
    <style:style style:name="T48" style:family="text">
      <style:text-properties style:font-name-complex="Liberation Serif1"/>
    </style:style>
    <style:style style:name="T49" style:family="text">
      <style:text-properties officeooo:rsid="0022aea2" style:font-name-complex="Liberation Serif1"/>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Y7 SESSION ASSIGNMENTS (Theory)</text:p>
      <text:p text:style-name="P1">1. Consider the user story: “As a customer I want to use ATM”. What would be</text:p>
      <text:p text:style-name="P1">my acceptance criteria (“so that......)”? List all possible acceptance criteria.</text:p>
      <text:p text:style-name="P1"/>
      <text:p text:style-name="P1">2. What are the advanced Scrum Master skills?</text:p>
      <text:p text:style-name="P1"/>
      <text:p text:style-name="P1">3. How do you think you can use Agile practices in large projects? (Given that</text:p>
      <text:p text:style-name="P1">the team can have no more than 9 people, do you think large projects with</text:p>
      <text:p text:style-name="P1">large teams can be involved in agile practices?)</text:p>
      <text:p text:style-name="P1"/>
      <text:p text:style-name="P1">4. What are the Possible options for tracking project performance in Agile?</text:p>
      <text:p text:style-name="P1"/>
      <text:p text:style-name="P1">5. In Agile, the team always picks up business value user stories in every</text:p>
      <text:p text:style-name="P1">sprint. Do we still need to know earned value?</text:p>
      <text:p text:style-name="P1"/>
      <text:p text:style-name="P1"/>
      <text:p text:style-name="P1"/>
      <text:p text:style-name="P2"/>
      <text:p text:style-name="P3">ANSWER</text:p>
      <text:p text:style-name="P3"/>
      <text:p text:style-name="P4">1<text:span text:style-name="T28">. <text:s/>The acceptance criteria is the 2</text:span><text:span text:style-name="T1">nd</text:span><text:span text:style-name="T28"> “C” (confirmation) of the user story. It is the <text:s/>conditions that a software should require to as satisfy the needs of a customer.There can be multiple acceptance criteria for a single user story. Or there may be even not one.</text:span></text:p>
      <text:p text:style-name="P6"><text:tab/>The userstory considered here is “ as a customer i want to use ATM”. The possible acceptance criteria are -<text:span text:style-name="T2">( both atm machine and atm card is considered)</text:span></text:p>
      <text:p text:style-name="P6"/>
      <text:p text:style-name="P6">1) as a customer i want to use <text:span text:style-name="T3">ATM</text:span> so that i can withdraw the cash.</text:p>
      <text:p text:style-name="P6">2) I can check my balance</text:p>
      <text:p text:style-name="P6">3) I can change the pin code of my atm card</text:p>
      <text:p text:style-name="P6">4) I can select the type of account</text:p>
      <text:p text:style-name="P6">5) <text:span text:style-name="T2">I</text:span> can take a printed receipt </text:p>
      <text:p text:style-name="P6">6) <text:span text:style-name="T2">I can deposit cash at an ATM</text:span></text:p>
      <text:p text:style-name="P7">7) I can pay my the bills with the card</text:p>
      <text:p text:style-name="P7"><text:soft-page-break/>8) I can do online purchases with the card</text:p>
      <text:p text:style-name="P7">9) I can change the language in the atm machine</text:p>
      <text:p text:style-name="P7">10 I can select the denominations</text:p>
      <text:p text:style-name="P7">11) account transfers can be done.</text:p>
      <text:p text:style-name="P7"/>
      <text:p text:style-name="P7"/>
      <text:p text:style-name="P7">2) <text:span text:style-name="T27">Advanced </text:span>Scrum Master skills</text:p>
      <text:p text:style-name="P7"/>
      <text:p text:style-name="P8">As a scrum master he have many responsibilties <text:span text:style-name="T3">but as scrum is based on self organizing culture there is no such thing called hierarchy.Mainly the roles of a scrum master is to develop and coach the team,faciltate ceremonies and remove impediments.</text:span></text:p>
      <text:p text:style-name="P9"><text:s/>Scrum master has full authority over scrum process. Certain advanced skills a scrum master should be there.</text:p>
      <text:p text:style-name="P10">1)<text:span text:style-name="T6">Individual Learning</text:span> – <text:span text:style-name="T23">He should have a better understanding about the domain of the project he is working on.</text:span> <text:span text:style-name="T12">He shoul constantly try to improve his knowledge.</text:span></text:p>
      <text:p text:style-name="P10"/>
      <text:p text:style-name="P11">2) <text:span text:style-name="T6">Open Communication</text:span> – There should be open communication between bussiness people and scrum team.That is called as <text:s/>colocation.In scrum changes are made frequently so without proper daily meetings and face to face communication there will be no successfull completion of the project.</text:p>
      <text:p text:style-name="P11"/>
      <text:p text:style-name="P11">3) <text:span text:style-name="T9">C</text:span><text:span text:style-name="T8">reativity and Innovation</text:span><text:span text:style-name="T5"> - he should be creative and innovative.he should be able to propose new ideas to customer.</text:span></text:p>
      <text:p text:style-name="P11"/>
      <text:p text:style-name="P24"><text:span text:style-name="T13">4)</text:span><text:span text:style-name="T15">O</text:span><text:span text:style-name="T20">wnership</text:span><text:span text:style-name="T15"> - </text:span><text:span text:style-name="T13"><text:s/></text:span><text:span text:style-name="T14">S</text:span>crum master can work out the plan and hand it over to a more an authorised entity.</text:p>
      <text:p text:style-name="P24"/>
      <text:p text:style-name="P12">5)<text:span text:style-name="T22">He should work with other scrum masters of the same product(</text:span><text:span text:style-name="T9">scrum of scrums).</text:span></text:p>
      <text:p text:style-name="P12"><text:span text:style-name="T9"/></text:p>
      <text:p text:style-name="P16">6)He can manage organizational bottlenecks.</text:p>
      <text:p text:style-name="P16"/>
      <text:p text:style-name="P16"/>
      <text:p text:style-name="P17"><text:soft-page-break/>7) The retrospectives <text:s/>should be updated after each sprint meeting.</text:p>
      <text:p text:style-name="P17"/>
      <text:p text:style-name="P17">8) He should manage to make as stop to prickly communications during the sprint meeting.he should be able to remove the impediments.</text:p>
      <text:p text:style-name="P17"/>
      <text:p text:style-name="P5"><text:span text:style-name="T29">9)</text:span><text:span text:style-name="Strong_20_Emphasis"><text:span text:style-name="T28">Visibility</text:span></text:span><text:span text:style-name="T28"> - </text:span><text:span text:style-name="T32">he should </text:span><text:span text:style-name="T28">make the path to highest value delivery clear to your team and your stakeholders. </text:span></text:p>
      <text:p text:style-name="P5"><text:span text:style-name="T28"/></text:p>
      <text:p text:style-name="P25">10)Leadership- even if its a self organizing culture he should organize and facilitate agile team.He should handle the employee who <text:span text:style-name="T24">tries to discontinue with the meetings as he thinks its a time waste.</text:span></text:p>
      <text:p text:style-name="P17"/>
      <text:p text:style-name="P12"/>
      <text:p text:style-name="P12"/>
      <text:p text:style-name="P12"/>
      <text:p text:style-name="P13">3)</text:p>
      <text:p text:style-name="P13"><text:span text:style-name="T5">In A</text:span>gile practices usually in scrum each sprint team will have a 9 member team which excludes scrum master and product owner.</text:p>
      <text:p text:style-name="P18">Agile scaling means expanding the team and takinf scrum to next level.But the scrum should consist only upto 5 to 6 teams.As the team expands more challenges have to be faced.if its a platform multiple applications may be there.</text:p>
      <text:p text:style-name="P14"><text:span text:style-name="T4">So for large projects we make use of the techinque for scaling called </text:span><text:span text:style-name="T7">Scrum of Scrum</text:span><text:span text:style-name="T8">s.</text:span><text:span text:style-name="T12">Multiple teams make use of the Scrum methadology.There will be a common unit(scrum master) for multiple teams who communicate with other common units of other teams by attending dailt meetings.for the scrum of scrums there will a “scrum of scrums master”.</text:span></text:p>
      <text:p text:style-name="P19">Thus making scrum to be scaled and successfully completed with less dependencies and complexity.The scrum masters should organize <text:s/>the scrum teams working on the same product so that productivity is optimized.</text:p>
      <text:p text:style-name="P15"/>
      <text:p text:style-name="P15"/>
      <text:p text:style-name="P15"/>
      <text:p text:style-name="P20"/>
      <text:p text:style-name="P20"/>
      <text:p text:style-name="P20"><text:soft-page-break/>4)</text:p>
      <text:p text:style-name="P21">Agile project performance is based on a collabrative environment.where in regular meetings and check -i<text:span text:style-name="T33">ns</text:span> should be there. <text:span text:style-name="T34">So first of all the the project in agile should be monitored effectively.Frequent delivery should be there for the customer.</text:span></text:p>
      <text:p text:style-name="P38"><text:span text:style-name="T31">Earned value management (EVM) is a technique for measuring project performance and progress in an objective manner. </text:span><text:span text:style-name="T42">Earned value needs scope, schedule, and cost information to measure progress.</text:span></text:p>
      <text:p text:style-name="P22"><text:tab/><text:tab/>Certain key measures are there for agile development is velocity,hitrate,w<text:span text:style-name="T35">ork</text:span> remaining on tasks and project cost.based on these key measures monitoring and performance is sone.<text:span text:style-name="T6">velocity</text:span> is the rate at which a working software is made.</text:p>
      <text:p text:style-name="P22"><text:tab/>it als<text:span text:style-name="T35">o</text:span> means how many story points we can accomodate.The actual velocity collected during the project development is used to calculate subsequent timeboxes in the realease plan.</text:p>
      <text:p text:style-name="P22"><text:span text:style-name="T36"><text:tab/></text:span><text:span text:style-name="T10">Hitrate</text:span><text:span text:style-name="T36"> is the percentage of work allocated to a timebox that was actually completed.each day the team should what is the remaining work on each active task.</text:span></text:p>
      <text:p text:style-name="P23"><text:tab/><text:tab/></text:p>
      <text:p text:style-name="P26"><text:span text:style-name="T16"><text:tab/>A</text:span><text:span text:style-name="T17">lso certain other measures such as </text:span><text:span text:style-name="T21">SPI,CPI and earned bussiness value</text:span><text:span text:style-name="T17">.</text:span><text:span text:style-name="T16">certain criterias are there in which like planned value which is the </text:span>how much value was planned to have been generated by a particular milestone or point in time.T<text:span text:style-name="T25">he</text:span> earned value indicates how much value has actually been generated at a particular milestone or point in time.Actual Cost <text:span text:style-name="T25">is th</text:span>e cost incurred for that increment of work.</text:p>
      <text:p text:style-name="P26"><text:span text:style-name="T16">CPI is cost performance index.</text:span>This metric indicates how many cents have been earned out of every dollar spent. It measures cost efficiencies.<text:span text:style-name="T25">Its the ratio of earned value and actual cost.Schedule performance index which </text:span><text:s/>measures schedule efficiency. It indicates how fast you are progressing against the rate of progress planned.</text:p>
      <text:p text:style-name="P27">So if taking an example the actual budget at complete <text:s/>will be given.<text:span text:style-name="T26">we calculate the planned value and based on this we calculate the business earned value.so success of project is calculated.</text:span></text:p>
      <text:p text:style-name="P27"/>
      <text:p text:style-name="P28"><text:soft-page-break/><text:tab/><text:span text:style-name="T6">Gantt chart and burndown and burnout charts</text:span> are also used for performance evaluation.Now certain softwares are there whcih plot the gantt chart and tasks.In that a project plan will be there.certain fields in that will be the task that is to be performed, duartion, predecesor, resource name <text:span text:style-name="T27">etc</text:span>.SPI and CPI can be calculated from that.A product backlog will be there in which business value is calculated and afterwards during the sprint meeting estimates will be found out.risks factors and plans are also evaluated and made more precise.</text:p>
      <text:p text:style-name="P34"><text:span text:style-name="T27">It </text:span><text:s/>shows the amount of work done or production completed in certain periods of time in relation to the amount planned for those periods.</text:p>
      <text:p text:style-name="P35">On the left of the chart is a list of the activities and along the top is a suitable time scale. Each activity is represented by a bar; the position and length of the bar reflects the start date, duration and end date of the activity.</text:p>
      <text:p text:style-name="P35"><text:s/><text:tab/><text:span text:style-name="T11">B</text:span><text:span text:style-name="T6">urn up chart </text:span><text:span text:style-name="T37">is </text:span><text:span text:style-name="T18">a graph plotting both the total story points across the project, and the amount of done story points <text:s/>over </text:span><text:span text:style-name="T19">each</text:span><text:span text:style-name="T18"> </text:span><text:span text:style-name="T19">sprints.</text:span></text:p>
      <text:p text:style-name="P36"><text:span text:style-name="T30">The difference between them is burn-down chart shows work that remains incomplete in a project or iteration. </text:span>A<text:span text:style-name="T39"> burn-up chart shows work completed during a project or iteration.</text:span></text:p>
      <text:p text:style-name="P36"><text:span text:style-name="T39"/></text:p>
      <text:p text:style-name="P37"><text:span text:style-name="T39">5.</text:span></text:p>
      <text:p text:style-name="P37"><text:span text:style-name="T39"><text:tab/>We still need to know the earned value as we have to calculate the planned value for estimation in agile project.</text:span><text:span text:style-name="T40">The earned value indicates how much value has actually been generated at a particular milestone or point in time.</text:span><text:span text:style-name="T41">Bussiness value is calculated during the initial time.After that estimation is done during the sprint meetings.So for that we have to get the earned value done.</text:span></text:p>
      <text:p text:style-name="P38"><text:span text:style-name="T43">Earned value needs scope, schedule, and cost information to measure progress.</text:span><text:span text:style-name="T38">Earned value helps us understand the tentative road map at a given point. At a minimum, it provides an instant view of the project, based on the confirmed list of user stories along with team's average velocity. Teams can have productive discussions with business based on this report.</text:span></text:p>
      <text:p text:style-name="P29"><text:soft-page-break/><text:span text:style-name="T48">It provides a clear communication of the activities involved and improves project visibility and accountab</text:span><text:span text:style-name="T49">ilty.earned value Improve cost control,</text:span><text:span text:style-name="T48">manage scope variation,predict cost at completion of projects,analyse performance and improve efficiency </text:span><text:span text:style-name="T49">and it can plan plan the project effectively even if changes are made.</text:span></text:p>
      <text:p text:style-name="P29"><text:span text:style-name="T49"/></text:p>
      <text:p text:style-name="P30"><text:span text:style-name="T49">S</text:span><text:span text:style-name="T48">o when the bussiness value is calculated, the earned value also we should know as it actual measurment of project performance.</text:span></text:p>
      <text:p text:style-name="P31"/>
      <text:p text:style-name="P33"><text:span text:style-name="T3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Arial Unicode MS'" style:font-charset="x-symbol"/>
    <style:font-face style:name="OpenSymbol1" svg:font-family="OpenSymbol, 'Arial Unicode MS'"/>
    <style:font-face style:name="Symbol" svg:font-family="Symbol"/>
    <style:font-face style:name="Lans-serif" svg:font-family="Lans-serif" style:font-family-generic="roman"/>
    <style:font-face style:name="FreeSans1" svg:font-family="FreeSans" style:font-family-generic="swiss"/>
    <style:font-face style:name="SaNS-SERIF" svg:font-family="SaNS-SERIF" style:font-family-generic="swiss"/>
    <style:font-face style:name="Sans-serif" svg:font-family="Sans-serif" style:font-family-generic="swiss"/>
    <style:font-face style:name="sans-serif" svg:font-family="sans-serif" style:font-family-generic="swiss"/>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0z0" style:family="text">
      <style:text-properties style:font-name="Symbol" fo:font-family="Symbol" style:font-name-complex="OpenSymbol2" style:font-family-complex="OpenSymbol, 'Arial Unicode MS'" style:font-charset-complex="x-symbol"/>
    </style:style>
    <style:style style:name="WW8Num10z1" style:family="text">
      <style:text-properties style:font-name="OpenSymbol1" fo:font-family="OpenSymbol, 'Arial Unicode MS'" style:font-name-complex="OpenSymbol2" style:font-family-complex="OpenSymbol, 'Arial Unicode MS'"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3T11:53:50.994439390</meta:creation-date>
    <dc:date>2016-08-23T19:21:07.807650334</dc:date>
    <meta:editing-duration>PT37M47S</meta:editing-duration>
    <meta:editing-cycles>9</meta:editing-cycles>
    <meta:generator>LibreOffice/5.1.4.2$Linux_X86_64 LibreOffice_project/10m0$Build-2</meta:generator>
    <meta:document-statistic meta:table-count="0" meta:image-count="0" meta:object-count="0" meta:page-count="6" meta:paragraph-count="62" meta:word-count="1405" meta:character-count="8436" meta:non-whitespace-character-count="7065"/>
  </office:meta>
</office:document-meta>
</file>